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seoModerno" svg:font-family="MuseoModerno, Arial, Helvetica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3"/>
    <style:style style:name="P2" style:family="paragraph" style:parent-style-name="Standard">
      <style:text-properties officeooo:rsid="00220b74" officeooo:paragraph-rsid="00220b74"/>
    </style:style>
    <style:style style:name="P3" style:family="paragraph" style:parent-style-name="Standard">
      <style:text-properties fo:font-weight="bold" officeooo:rsid="00220b74" officeooo:paragraph-rsid="00220b74" style:font-weight-asian="bold" style:font-weight-complex="bold"/>
    </style:style>
    <style:style style:name="T1" style:family="text">
      <style:text-properties officeooo:rsid="00200ca9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CRO GAUGE APP SNAG LIST</text:p>
      <text:p text:style-name="P2"/>
      <text:list xml:id="list3854413948" text:style-name="L3">
        <text:list-item>
          <text:p text:style-name="P1">Figure out why target inputs are out of line</text:p>
        </text:list-item>
        <text:list-item>
          <text:p text:style-name="P1">Use Bootstrap 5 break points in media queries.</text:p>
        </text:list-item>
        <text:list-item>
          <text:p text:style-name="P1">fix footer to bottom of screen</text:p>
        </text:list-item>
        <text:list-item>
          <text:p text:style-name="P1">Give the .container a fixed px height and width</text:p>
        </text:list-item>
        <text:list-item>
          <text:p text:style-name="P1">Fix the ranges for media queries so the app stays a consistent size regardless of screen size.</text:p>
        </text:list-item>
        <text:list-item>
          <text:p text:style-name="P1">Make sure when the closed/open button is visible to have the whole button visible.</text:p>
        </text:list-item>
        <text:list-item>
          <text:p text:style-name="P1">Fix the save and PDF buttons by styling according to there div.</text:p>
        </text:list-item>
        <text:list-item>
          <text:p text:style-name="P1">at iPad size make hamburger menu visible from that point to smaller.</text:p>
        </text:list-item>
        <text:list-item>
          <text:p text:style-name="P1">Fix the home page to suit the new media screen sizes</text:p>
        </text:list-item>
        <text:list-item>
          <text:p text:style-name="P1">fix the position of elements within the footer and make sure it appears on each page.</text:p>
        </text:list-item>
        <text:list-item>
          <text:p text:style-name="P1">Burger Menu pushes divs down as it opens. Fix this so it glides over the top instead.</text:p>
        </text:list-item>
        <text:list-item>
          <text:p text:style-name="P1">Between 992px and 1400px the open button doesn't work. figure out why and fix the bug.</text:p>
        </text:list-item>
        <text:list-item>
          <text:p text:style-name="P1">Clean up code and add descriptive comments for sections of code.</text:p>
        </text:list-item>
        <text:list-item>
          <text:p text:style-name="P1">Run test to make sure the hatch sizes work for each responsive range.</text:p>
        </text:list-item>
        <text:list-item>
          <text:p text:style-name="P1">Adjust number sizes on app display to suit the screen sizes.</text:p>
        </text:list-item>
        <text:list-item>
          <text:p text:style-name="P1">Div sticking half way up page. Issue resolved by changing .container position from absolute to relative</text:p>
        </text:list-item>
        <text:list-item>
          <text:p text:style-name="P1">On app page the FOOTER sits up the page, might need fixing</text:p>
        </text:list-item>
        <text:list-item>
          <text:p text:style-name="P1">center social icons on mobile footer</text:p>
        </text:list-item>
        <text:list-item>
          <text:p text:style-name="P1">Footer on smaller screens sizes sits over BMI chart likely due to the minu<text:span text:style-name="T1">s</text:span> margin top. </text:p>
        </text:list-item>
        <text:list-item>
          <text:p text:style-name="P1">at 525px the age slider and text go off to the side. fix this by adjusting the width of sliders at that breakpoint range</text:p>
        </text:list-item>
        <text:list-item>
          <text:p text:style-name="P1">take a run through each page and look for issues with the layouts at different page siz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seoModerno" svg:font-family="MuseoModerno, Arial, Helvetica, sans-serif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04:01:21.330000000</meta:creation-date>
    <meta:generator>LibreOffice/7.3.5.2$Windows_X86_64 LibreOffice_project/184fe81b8c8c30d8b5082578aee2fed2ea847c01</meta:generator>
    <dc:date>2023-10-23T04:12:04.420000000</dc:date>
    <meta:editing-duration>PT10M43S</meta:editing-duration>
    <meta:editing-cycles>2</meta:editing-cycles>
    <meta:document-statistic meta:table-count="0" meta:image-count="0" meta:object-count="0" meta:page-count="1" meta:paragraph-count="22" meta:word-count="299" meta:character-count="1548" meta:non-whitespace-character-count="1291"/>
  </office:meta>
</office:document-meta>
</file>